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pen Build Service: A Packaging Toolkit</text:p>
      <text:p text:style-name="P3">By Helen South</text:p>
      <text:p text:style-name="Standard"/>
      <text:p text:style-name="Standard">Packaging software for Linux is never as straightforward as it should be. Varying package management systems and naming conventions, developments in architecture, patches, updates and even international collaboration, all add layers of complexity.</text:p>
      <text:p text:style-name="Standard"/>
      <text:p text:style-name="Standard">But wherever there is a complex process, there is a script to simplify it. When openSUSE developers needed to streamline their own work practices, they came up with functional solutions. These scripts evolved into the openSUSE Build Service, described by one developer as 'a bunch of dirty Perl scripts with a pretty front end.' <text:s/>While the openSUSE Build Service (OBS) initially carried the openSUSE name, it is cross-distribution, building for Debian, Mandriva, Ubuntu, Red Hat, Fedora and of course openSUSE and SLE. To reflect this broader mandate, it was subsequently renamed to Open Build Service, and became a more independent project. </text:p>
      <text:p text:style-name="Standard"/>
      <text:p text:style-name="Standard">Supported platforms include legacy PPC through x86 and x86_64 to ARM processors. (Note-the code supports Sparc, ia64, zSeries as well - just the public instance at build.o.o does not have any build hosts for these). Although the code behind it might not be pretty, its flexibility is a direct result of its haphazard genesis. The Open Build Service isn't a fancy application in search of a problem, but rather an evolving solution to real-life building and distribution issues.</text:p>
      <text:p text:style-name="Standard"/>
      <text:p text:style-name="Standard">The developers at openSUSE felt that making the OBS publicly available was a great way to make a difference - and to be different. The investment and effort required is certainly worthwhile, given that the OBS clears so many of the most troublesome obstacles. The OBS also makes it easier for developers to package for openSUSE, so it's a win-win situation. The public instance on build.opensuse.org currently builds over 171.000 packages compiled by over 30.000 packagers, supporting over 25 different linux distributions on 7 architectures. These packages are served in over a hundred million downloads per month to millions of users world wide!</text:p>
      <text:p text:style-name="Standard"/>
      <text:p text:style-name="Standard">The OBS runs on a server with a clean virtual installation, thus eliminating the need for cumbersome 'compile farms', substantially reducing infrastructure and management costs. Being open source, customizable and scalable, you can adapt the OBS to suit your needs. Many have already taken advantage of this, including Intel and Nokia's MeeGo efforts, Dell, Cray Supercomputers and the VLC community.</text:p>
      <text:p text:style-name="Standard"/>
      <text:p text:style-name="P1">Small Scale: DIY Packaging</text:p>
      <text:p text:style-name="Standard"/>
      <text:p text:style-name="Standard">When we talk about infrastructure and software development, we tend to envision major corporate undertakings. But the OBS can be a useful tool even on the smallest scale. Sysadmin and Novell TTP boardmember Richard Brown was introduced to the Open Build Service at Brainshare2010, where Adrian Schröter represented the project. So when Richard wanted to use the BlueProximity security application, but could only find the original sources, rather than a working package, he turned to the OBS repos. </text:p>
      <text:p text:style-name="Standard"/>
      <text:p text:style-name="Standard">“I <text:s/>found an (old) copy of someone’s attempt at packaging it up in their home repo on OBS. So I took that, used it as a starting point, and with the source and a little poking around the wiki I was able to get it <text:s/>built and working on my test machine.” </text:p>
      <text:p text:style-name="Standard"/>
      <text:p text:style-name="Standard">“Then <text:s/>I took my package, and with the help of the guys in (hash)opensuse-gnome [note: on IRC] who <text:soft-page-break/>taught me about their packaging guidelines, we got that package polished to perfection, so it matched the openSUSE standard. That process was a little frustrating! I thought it was rather 'nitpicky' when I started. Now when looking at other peoples’ (and distributions’) packages, I feel the attention to detail that the openSUSE project demands (and OBS makes easy to do) really helps - especially when you find something not working right!”</text:p>
      <text:p text:style-name="Standard"/>
      <text:p text:style-name="Standard">Thanks to Richard's efforts, The BlueProximity package that he describes as a 'fun little tool' is now included in GNOME:Apps and has been made available in the official openSUSE repositories since 11.4.</text:p>
      <text:p text:style-name="Standard"/>
      <text:p text:style-name="Standard">Not <text:s/>a bad effort for a sysadmin who claims almost no programming skills, saying he’s “just comfortable with basic shell scripting and 'tinkering'.” While you don’t need to be a code guru to use the OBS, you do still need to understand the basics of packaging. The colloquial ‘RTFM’ is probably good advice here: there is extensive documentation available for the Build Service, and what can’t be found in the wikis can usually be unearthed with a quick web search. The community is currently collaborating on pooling their knowledge into an OBS book, too. As Richard observes, help is readily available - and worth taking advantage of. “In short, I feel OBS, once you understand its way of doing things, is phenomenally flexible tool for packaging. The tool, alongside the help you can get in IRC and wiki, makes your simple selfish packaging incredibly easy to then submit and contribute to the project.”</text:p>
      <text:p text:style-name="Standard"/>
      <text:p text:style-name="P1">Collaboration: Working Together with OBS</text:p>
      <text:p text:style-name="Standard"/>
      <text:p text:style-name="Standard">Skills never go to waste in free software development. With a 'simple' project under his belt, Richard Brown soon found himself tackling more complex problems. “During the openSUSE 11.3 beta phase I was helping track down, fix, and test a really annoying X bug. The OBS played a huge part in that, because developers were able to branch the official X packages into their personal home repos, try a patch, publish it, then get guys like me to try and test it. I could even branch my branch, make a few more alterations, test that, and so on. So it really becomes a solid platform for collaborating on code changes as well as building them for the distro.”</text:p>
      <text:p text:style-name="Standard"/>
      <text:p text:style-name="Standard">The <text:s/>Build Service’s built-in versioning system is pretty basic, so openSUSE developer Vincent Untz has created a nifty plug-in called ‘collab’ to improve the process. This tool is an extension of a command line client called OSC, written in Python, and together the two do a pretty good job of facilitating collaboration between packagers.</text:p>
      <text:p text:style-name="Standard"/>
      <text:p text:style-name="Standard">Sankar, a software developer involved in several open-source projects, finds that OSC-collab significantly improves the work flow of distro development. “In the openSUSE GNOME team, we package many applications that come from upstream GNOME git servers. As per the GNOME release schedule, various upstream maintainers will prepare the tarballs and make new releases. So, after every upstream release cycle, there will be a need for packaging these new tarball updates. Now with osc-collab, anyone can do an `osc collab todo` to view the list of all applications that have an updated upstream tarball. The official packager and the occasional contributors can choose any of these packages and reserve them with their name, for doing the build for upgrade. So, when another packager does 'osc collab todo' later, to get the updated tarballs list, the reserved package will be shown as ‘new version available upstream but reserved by &lt;packager&gt;’. The ‘reserving’ of packages automatically expires after two days in case someone reserves a packages but forgets to package it.” It’s a simple and efficient way to ensure that the jobs are shared without packagers treading on each other’s toes, especially when team members work in different timezones, and minimizes the need for syncup <text:soft-page-break/>meetings and emails.</text:p>
      <text:p text:style-name="Standard"/>
      <text:p text:style-name="Standard">The osc-collab tool also helps to automate some of the more tedious aspects of packaging. “For instance, ChangeLogs are automatically updated such that you need only a little bit of human editing,” says Sankar. After the packaging is done, the user can submit the changes, which can be reviewed by the core packaging team and taken in.</text:p>
      <text:p text:style-name="Standard"/>
      <text:p text:style-name="Standard">This model, similar to Github, of forking projects and creating merge requests, facilitates collaboration. Combined with the ability to create projects in which not a single individual but a team is responsible for the packages, as well as tracking bugs and integrating with feature request systems, OBS forms a complete platform for working together.</text:p>
      <text:p text:style-name="Standard"/>
      <text:p text:style-name="P1">Keeping Pace With Releases</text:p>
      <text:p text:style-name="Standard"/>
      <text:p text:style-name="Standard">Developers are only too familiar with the stresses imposed by software releases. With regular tight schedules imposed by the requirement to keep their clients up to date, it can become a bit like 'Groundhog Day' - without Bill Murray's sense of humor!</text:p>
      <text:p text:style-name="Standard"/>
      <text:p text:style-name="Standard">When Sankar's team made some big architectural changes to their [non-openSUSE] product, there were a few regressions to be addressed. The users needed incremental fixes to be provided on a day to day basis, to fix some of the regressions due to the big change. "We were using an old build machine based on chroot build jails, which we had to remotely login and work on. This was making life too tough on various aspects and even mundane operations had to be done in cumbersome ways; like lack of distributed building, publishing the built binaries to web repositories, automated dependency rebuilds etc." Migrating to the Build Service smoothed all of that out. " All we need to do now is clone a package, upload our patches and edit the .spec file, TADA and the final binaries will automatically get published to the internet, which the users can install in a single click."</text:p>
      <text:p text:style-name="Standard"/>
      <text:p text:style-name="Standard">There's always a bit of a balancing act between automation and configurability, but Sankar feels that the OBS has got it right. "Since there is a clear client/server distinction, various things like distributed builds, high-availability of build systems etc. were made possible without packagers spending time on it. OBS is omni-accessible, it has clients for all of pc, web and Android. Earlier, almost the entire team had to spend 2-3 sleepless nights to make one update release per week. Nowadays, we have facility of nightly builds for multiple operating systems, and just few minutes of packaging effort per week by just one person, all thanks to OBS."</text:p>
      <text:p text:style-name="Standard"/>
      <text:p text:style-name="Standard">These nightly builds bring significant advantages to software development. Not only because it will of course warn when build errors are encountered but also due to the quick turn-around the automated processes and SCM integration can provide. Aaron Seigo, lead developer on KDE's Plasma project and one of the core people behind the 'Vivaldi' (formerly 'Spark') open tablet efforts, considers OBS crucial for the success of Plasma Active development: "OBS is central to the way we work: design-centered and iteratively. Our designers make a mock-up, the developers build it and commit it to git. OBS grabs the code from there, builds it and the next morning the designers get the updates and can check out how it works in practice, provide feedback and the process starts over."</text:p>
      <text:p text:style-name="Standard"/>
      <text:p text:style-name="Standard">While <text:s/>many projects involve extensive collaboration, the complexities of <text:s/>packaging can sometimes mean that key developers - with their 'inside <text:s/>knowledge' - can become almost indispensible. Scribus developer Peter 'MrDocs' Linnell encountered just that obstacle with a recent Adobe Reader release. "There were a number of security vulnerabilities, so it was really important to do an update. Normally <text:soft-page-break/>there is someone at Novell handling that, but he was on vacation. Fortunately the OBS allowed me to create a branch, do the updates, and test the new rpms. I then submitted them for a security update. Because Scribus has a very powerful PDF exporter, I was able test the package with all kinds of different PDF's including ones with 3D and interactivity. Without OBS, the process would be much slower; <text:s/>I'd need a bunch of VM's at minimum and rebuild for each version and architecture, and then it would be much harder for the Novell security team to accept my updates. With the OBS they can verify all my changes/updates quickly and without my interaction."</text:p>
      <text:p text:style-name="Standard"/>
      <text:p text:style-name="P1">Getting the Software to Your Users</text:p>
      <text:p text:style-name="Standard"/>
      <text:p text:style-name="Standard">As the OBS is capable of building for a variety of Linux distributions and even non-linux platforms, it is used by a variety of projects to build their software for their users. The OBS offers a simple download button on the build project homepage, but this page is not really designed for end users. The OBS automatically generates repositories for all build targets, to which one can point users directly from a project website. A better solution is offered in the recently introduced feature of an OBS download page which can be properly integrated in any website. It offers several layers of integration, starting with a convenient multi-distribution download page one can link to; or an iframe which can be included in a web page; to PHP and html objects one can use to really offer deep integration. Also new is the option to provide Appliances this way, so those building OS images on OBS can provide access to them directly via the same interface.</text:p>
      <text:p text:style-name="Standard"/>
      <text:p text:style-name="Standard">The first project to take advantage of this feature was the light weight web browser project QupZilla. The integration work, done by its main developer David Rosca took only a few minutes using the iframe option. He noted that "it saves interested users an extra click to install the application and looks better at the same time."</text:p>
      <text:p text:style-name="Standard"/>
      <text:p text:style-name="P1">Final Steps: Disk Imaging with KIWI</text:p>
      <text:p text:style-name="P2"/>
      <text:p text:style-name="P2">KWI allows you to create custom operating system spins such as virtual appliances and minimal servers, disk images including live CD and USB images. Like the OBS, and remarkably for a free software project, the documentation for KIWI is particularly good, with a progressive set of step by step tutorials to guide users through the process of building their own, custom operating system. With output options including all the major virtual machine formats as well as hard drive, live CD and automatically installing preload images, KIWI can produce anything you'd need.</text:p>
      <text:p text:style-name="P2"><text:line-break/>KIWI is a command line tool which has been integrated with the Open Build Service and also functions as a stand-alone imaging system. The powerful dependency tracking in the OBS even extends to the images: once a developer triggers a re-fetch from a git, bzr or svn repository or uploads a new tarball, not only the package and all the packages depending on it will get rebuild, the OBS will kick KIWI for providing fresh images as well.</text:p>
      <text:p text:style-name="Standard"/>
      <text:p text:style-name="Standard">SUSEStudio.com is SUSE's easy to use implementation of the KIWI disk imaging system, with the addition of a user-friendly (non-open) Ruby on Rails front end. It's a very functional tool and also a lot of fun to play with, even for non technical users. Picking a custom set of applications, configuring users and artwork and uploading your own data, compiling it all into a fresh operating system, could not be easier.</text:p>
      <text:p text:style-name="Standard"/>
      <text:p text:style-name="Standard">As an added bonus, you can import Kiwi configurations and AutoYAST profiles into SUSE Studio or export from there so that you can use your local configuration with SUSE Studio or further tweak the <text:soft-page-break/>Studio configuration with KIWI. And the output of Studio can be tested from within the web browser in which the new operating system has been build: the image will be booted on the SUSE servers and the user is connected through a flash-vnc session. Direct vnc or ssh access is possible as well and any changes made in the test environment are tracked and can be, on a file-by-file base, included into the appliance.</text:p>
      <text:p text:style-name="Standard"/>
      <text:p text:style-name="P1">Putting it All Together: OSC, OBS and KIWI</text:p>
      <text:p text:style-name="Standard"/>
      <text:p text:style-name="Standard">One of the advantages of the Open Build Service is that it is effectively a complete suite of extensible tools that allow a logical progression through the packaging process. Kai-Uwe Behrmann, developer of Oyranos Color Management software, finds that each component of the OBS has an important role. </text:p>
      <text:p text:style-name="Standard"/>
      <text:p text:style-name="Standard">"The OBS is a great tool for to build a software stack, patch packages and making them available to end users. Together with SUSE Studio we are able to create a live media CD to show a complete work-flow. In our case its about color management and accompanying tools and applications."</text:p>
      <text:p text:style-name="Standard"/>
      <text:p text:style-name="Standard">While the web interface offers an excellent workspace to create, branch and monitor packages, the command line tool OSC offers flexibility and speed. "For applying and tuning builds I found the local OSC interface very useful. I can test local spec file changes before committing to the online servers and building there. This is much faster and saves on server side resources too as a single build can trigger various other packages to rebuild."</text:p>
      <text:p text:style-name="Standard"/>
      <text:p text:style-name="Standard">The command line interface will have a familiar feel to anyone who has opened a terminal, as Kai-Uwe explains. " The simple command 'osc build openSUSE_12.3' builds the package on a local host. Running this will <text:s/>show compiler errors, RPM lint errors, wrong or missed build <text:s/>requirements and other shortcomings in the actual spec file. Catching them locally speeds up the package creation process, since the build process here typically runs on four cores. The remote build process has often has fewer cores available, and needs much more time to transfer the data and install all the required packages."</text:p>
      <text:p text:style-name="Standard"/>
      <text:p text:style-name="Standard">Of course, nothing in software is ever THAT simple. (The mention of RPM Lint should have been a hint!) and while the OBS is powerful, it can't do the thinking for you. Kai-Uwe found that a frequent problem was finding out how to locate the right macros for different distributions. "It can be difficult to find the correct required packages for building the desired one. For instance, Mandriva packages have different names for normal and 64-bit package versions in the spec file. There are also some dummy packages which are difficult to identify. Sophie - http://sophie.zarb.org - was a helpful tool in these cases." </text:p>
      <text:p text:style-name="Standard"/>
      <text:p text:style-name="Standard">It's worth noting that the OBS and SUSE Studio, on which the Oyranos CD is built, have to follow US patent law, which can be problematic if your project isn't fully free. At one point the Oyranos disk was pulled from Sourceforge due to issues with nVidia drivers sitting alongside the GPL kernel, but fortunately the developers were able to resolve the issues and take advantage of Nouveau drivers for the live disk.</text:p>
      <text:p text:style-name="Standard"/>
      <text:p text:style-name="P1">Conclusion</text:p>
      <text:p text:style-name="Standard"/>
      <text:p text:style-name="Standard">The Freedom of Free Software confers invaluable flexibility, scalability and independence to developers, but this can come at the cost of simplicity. While the established distributions do manage a great deal of packaging work, the number of autonomous projects and individuals who do their own <text:soft-page-break/>packaging is an indicator of the diverse ways in which the Free Software community makes use of their freedom to create, share, develop and distribute. The openSUSE community is proud to facilitate that freedom by supporting and developing the packaging toolkit that is the Open Build Service.</text:p>
      <text:p text:style-name="Standard"/>
      <text:p text:style-name="Standard">The OBS offers an end-to-end solution: pulling code directly from SCM's like GIT and SVN, building for any kind of platform you want and presenting the resulting packages to users or integrating them into a VM or disk image with KIWI. The fact that several Linux distributions like MeeGo and it's successor Mer as well as of course openSUSE and SUSE build entire operating systems with OBS is a testament to the flexibility and power of the tool. With the steady growth of communities and companies using it, the future of OBS as a prominent software build tool, even independent of openSUSE, seems secured.</text:p>
      <text:p text:style-name="Standard"/>
      <text:p text:style-name="Standard">Links</text:p>
      <text:p text:style-name="Standard"/>
      <text:p text:style-name="Standard">Open Build Service homepage: http://www.open-build-service.org/</text:p>
      <text:p text:style-name="Standard">Public instance of OBS: https://build.opensuse.org/</text:p>
      <text:p text:style-name="Standard">osc collab homepage: http://en.opensuse.org/openSUSE:Osc_Collab</text:p>
      <text:p text:style-name="Standard">KIWI homepage: http://en.opensuse.org/Portal:KIWI</text:p>
      <text:p text:style-name="Standard">SUSE Studio: http://susestudio.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Poortvliet</meta:initial-creator>
    <meta:creation-date>2012-03-29T12:58:54</meta:creation-date>
    <dc:date>2012-04-18T20:01:16</dc:date>
    <meta:editing-duration>PT14M32S</meta:editing-duration>
    <meta:editing-cycles>3</meta:editing-cycles>
    <meta:generator>LibreOffice/3.4$Unix LibreOffice_project/340m1$Build-1505</meta:generator>
    <meta:document-statistic meta:table-count="0" meta:image-count="0" meta:object-count="0" meta:page-count="6" meta:paragraph-count="49" meta:word-count="3149" meta:character-count="19144" meta:non-whitespace-character-count="16026"/>
  </office:meta>
</office:document-meta>
</file>